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  <style:style style:name="P4" style:family="paragraph" style:parent-style-name="Standard">
      <style:text-properties officeooo:paragraph-rsid="002af9b0"/>
    </style:style>
    <style:style style:name="P5" style:family="paragraph" style:parent-style-name="Standard">
      <style:text-properties officeooo:paragraph-rsid="002b6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¿Qué se recomienda para prevenir la fatiga visual en un taller de microinformática?</text:p>
      <text:p text:style-name="P5">a) Monitores de baja resolución</text:p>
      <text:p text:style-name="P5">b) Iluminación intensa directa sobre la pantalla</text:p>
      <text:p text:style-name="P5">c) Tomar descansos cortos cada hora</text:p>
      <text:p text:style-name="P5">d) Sin restricciones en las condiciones visuales</text:p>
      <text:p text:style-name="P5"/>
      <text:p text:style-name="P5">¿Cuál es la posición ergonómicamente correcta para los pies al estar sentado en un espacio de trabajo de microinformática?</text:p>
      <text:p text:style-name="P5">a) Cruzar las piernas</text:p>
      <text:p text:style-name="P5">b) Mantener los pies en el suelo o apoyados en un reposapiés</text:p>
      <text:p text:style-name="P5">c) Colocar los pies sobre la silla</text:p>
      <text:p text:style-name="P5">d) Sin restricciones de posición de los pies</text:p>
      <text:p text:style-name="P5"/>
      <text:p text:style-name="P5">¿Qué se recomienda para reducir la exposición a ruidos en un taller de microinformática?</text:p>
      <text:p text:style-name="P5">a) Trabajar en un entorno completamente silencioso</text:p>
      <text:p text:style-name="P5">b) Utilizar auriculares con cancelación de ruido</text:p>
      <text:p text:style-name="P5">c) Mantener la puerta cerrada para bloquear el ruido exterior</text:p>
      <text:p text:style-name="P5">d) Sin restricciones en la exposición al ruido</text:p>
      <text:p text:style-name="P5"/>
      <text:p text:style-name="P5">¿Cuál es la temperatura recomendada para un espacio de trabajo en un taller de microinformática?</text:p>
      <text:p text:style-name="P5">a) Menos de 10 grados Celsius</text:p>
      <text:p text:style-name="P5">b) Entre 20 y 22 grados Celsius</text:p>
      <text:p text:style-name="P5">c) Más de 30 grados Celsius</text:p>
      <text:p text:style-name="P5">d) Sin restricciones de temperatura</text:p>
      <text:p text:style-name="P5"/>
      <text:p text:style-name="P5">¿Qué se recomienda para prevenir la fatiga ocular al trabajar en un taller de microinformática?</text:p>
      <text:p text:style-name="P5">a) Utilizar monitores de tubo de rayos catódicos (CRT)</text:p>
      <text:p text:style-name="P5">b) Ajustar el brillo y contraste de la pantalla</text:p>
      <text:p text:style-name="P5">c) Trabajar en un entorno oscuro</text:p>
      <text:p text:style-name="P5">d) Sin restricciones en las condiciones visuales</text:p>
      <text:p text:style-name="P5"/>
      <text:p text:style-name="P5">¿Cuál es la postura adecuada para evitar problemas musculoesqueléticos al trabajar en un taller de microinformática?</text:p>
      <text:p text:style-name="P5">a) Adoptar posturas estáticas durante largos periodos</text:p>
      <text:p text:style-name="P5">b) Variar las posturas y realizar estiramientos cada cierto tiempo</text:p>
      <text:p text:style-name="P5">c) Mantener la misma posición sin moverse</text:p>
      <text:p text:style-name="P5">d) Sin restricciones en la postura</text:p>
      <text:p text:style-name="P5"/>
      <text:p text:style-name="P5">¿Qué se recomienda para prevenir la fatiga visual al trabajar en un taller de microinformática?</text:p>
      <text:p text:style-name="P5">a) Utilizar fuentes de luz intensa directa sobre la pantalla</text:p>
      <text:p text:style-name="P5">b) Ajustar la distancia entre los ojos y la pantalla</text:p>
      <text:p text:style-name="P5">c) No tomar descansos visuales</text:p>
      <text:p text:style-name="P5">d) Sin restricciones en las condiciones visuales</text:p>
      <text:p text:style-name="P5"/>
      <text:p text:style-name="P5"/>
      <text:p text:style-name="P5">¿Cuál es la importancia de adoptar pausas activas durante la jornada laboral en un taller de microinformática?</text:p>
      <text:p text:style-name="P5">a) Aumentar la exposición a factores de riesgo ergonómicos</text:p>
      <text:p text:style-name="P5">b) Mejorar la concentración y reducir la fatiga física</text:p>
      <text:p text:style-name="P5">c) Incrementar la velocidad de trabajo</text:p>
      <text:p text:style-name="P5">d) Sin impacto en la salud laboral</text:p>
      <text:p text:style-name="P5"/>
      <text:p text:style-name="P5"><text:soft-page-break/>¿Qué medida contribuye a reducir la tensión en el cuello al trabajar en un taller de microinformática?</text:p>
      <text:p text:style-name="P5">a) Mantener la pantalla a una altura inferior a la línea de visión</text:p>
      <text:p text:style-name="P5">b) Inclinarse hacia adelante mientras se trabaja</text:p>
      <text:p text:style-name="P5">c) Limitar el uso de accesorios ergonómicos</text:p>
      <text:p text:style-name="P5">d) Sin importancia en la posición de la pantalla</text:p>
      <text:p text:style-name="P5"/>
      <text:p text:style-name="P5">¿Cuál es la función principal de un soporte para documentos en un espacio de trabajo de microinformática?</text:p>
      <text:p text:style-name="P5">a) Aumentar la distancia entre los ojos y la pantalla</text:p>
      <text:p text:style-name="P5">b) Facilitar la lectura de documentos sin forzar el cuello</text:p>
      <text:p text:style-name="P5">c) Limitar el espacio en el escritorio</text:p>
      <text:p text:style-name="P5">d) Sin impacto en la organización del espacio</text:p>
      <text:p text:style-name="P5"/>
      <text:p text:style-name="P5">¿Cómo se puede mejorar la postura al trabajar con un ordenador portátil en un taller de microinformática?</text:p>
      <text:p text:style-name="P5">a) Utilizarlo directamente sobre las piernas</text:p>
      <text:p text:style-name="P5">b) Conectar un teclado y un ratón externo para ajustar la altura</text:p>
      <text:p text:style-name="P5">c) No es necesario realizar ajustes, ya que los portátiles son ergonómicos</text:p>
      <text:p text:style-name="P5">d) Sin importancia en la ergonomía del portátil</text:p>
      <text:p text:style-name="P5"/>
      <text:p text:style-name="P5">¿Qué recomendación es clave para prevenir problemas en la vista al trabajar en un taller de microinformática?</text:p>
      <text:p text:style-name="P5">a) Utilizar gafas de sol mientras se trabaja en la computadora</text:p>
      <text:p text:style-name="P5">b) Ajustar el brillo y contraste del monitor</text:p>
      <text:p text:style-name="P5">c) No realizar pausas visuales durante la jornada laboral</text:p>
      <text:p text:style-name="P5">d) Sin restricciones en el uso de la computadora</text:p>
      <text:p text:style-name="P5"/>
      <text:p text:style-name="P5">¿Cuál es la importancia de tener un espacio de trabajo organizado en un taller de microinformática?</text:p>
      <text:p text:style-name="P5">a) Incrementar la eficiencia en el trabajo</text:p>
      <text:p text:style-name="P5">b) Favorecer la acumulación de objetos en el escritorio</text:p>
      <text:p text:style-name="P5">c) Reducir la necesidad de pausas activas</text:p>
      <text:p text:style-name="P5">d) Sin relación con la productividad laboral</text:p>
      <text:p text:style-name="P5"/>
      <text:p text:style-name="P5">¿Por qué es esencial ajustar la altura de la silla y el escritorio en un taller de microinformática?</text:p>
      <text:p text:style-name="P5">a) Para limitar la movilidad y promover la rigidez</text:p>
      <text:p text:style-name="P5">b) Para favorecer la adopción de posturas estáticas</text:p>
      <text:p text:style-name="P5">c) Para adaptarse a la altura de la persona y prevenir problemas musculoesqueléticos</text:p>
      <text:p text:style-name="P5">d) Sin impacto en la salud laboral</text:p>
      <text:p text:style-name="P5"/>
      <text:p text:style-name="P5">¿Cuál es la función de un reposapiés en un espacio de trabajo de microinformática?</text:p>
      <text:p text:style-name="P5">a) Reducir la altura de la silla</text:p>
      <text:p text:style-name="P5">b) Favorecer la adopción de posturas incómodas</text:p>
      <text:p text:style-name="P5">c) Proporcionar apoyo a los pies y mejorar la postura</text:p>
      <text:p text:style-name="P5">d) Sin importancia en la ergonomía de la silla</text:p>
      <text:p text:style-name="P5"/>
      <text:p text:style-name="P5">¿Cómo afecta el uso prolongado del ratón sin descansos en un taller de microinformática?</text:p>
      <text:p text:style-name="P5">a) Mejora la salud de la muñeca</text:p>
      <text:p text:style-name="P5">b) Incrementa el riesgo de lesiones por esfuerzo repetitivo</text:p>
      <text:p text:style-name="P5">c) No tiene impacto en la salud laboral</text:p>
      <text:p text:style-name="P5">d) Sin importancia en la utilización del ratón</text:p>
      <text:p text:style-name="P5"/>
      <text:p text:style-name="P5"><text:soft-page-break/></text:p>
      <text:p text:style-name="P5">¿Qué normativa regula las condiciones de almacenamiento de productos químicos en un taller de microinformática?</text:p>
      <text:p text:style-name="P5">a) ISO 9001</text:p>
      <text:p text:style-name="P5">b) ISO 14001</text:p>
      <text:p text:style-name="P5">c) Normativa UNE-EN 14470-1</text:p>
      <text:p text:style-name="P5">d) Normativa EN 61010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31:00.184936939</dc:date>
    <meta:editing-duration>PT20M53S</meta:editing-duration>
    <meta:editing-cycles>23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85" meta:word-count="797" meta:character-count="4766" meta:non-whitespace-character-count="4054"/>
  </office:meta>
</office:document-meta>
</file>